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e2b9" officeooo:paragraph-rsid="000ae2b9"/>
    </style:style>
    <style:style style:name="P2" style:family="paragraph" style:parent-style-name="Standard">
      <style:text-properties fo:font-weight="bold" officeooo:rsid="000cbf86" officeooo:paragraph-rsid="000cbf86" style:font-weight-asian="bold" style:font-weight-complex="bold"/>
    </style:style>
    <style:style style:name="P3" style:family="paragraph" style:parent-style-name="Standard">
      <style:text-properties fo:font-weight="bold" officeooo:rsid="000cbf86" officeooo:paragraph-rsid="000cbf86" style:font-weight-asian="bold" style:font-weight-complex="bold"/>
    </style:style>
    <style:style style:name="P4" style:family="paragraph" style:parent-style-name="Standard">
      <style:text-properties fo:font-weight="normal" officeooo:rsid="000d95eb" officeooo:paragraph-rsid="000d95eb" style:font-weight-asian="normal" style:font-weight-complex="normal"/>
    </style:style>
    <style:style style:name="P5" style:family="paragraph" style:parent-style-name="Standard">
      <style:text-properties fo:font-weight="normal" officeooo:rsid="000e0c15" officeooo:paragraph-rsid="000e0c15" style:font-weight-asian="normal" style:font-weight-complex="normal"/>
    </style:style>
    <style:style style:name="P6" style:family="paragraph" style:parent-style-name="Standard">
      <style:text-properties fo:font-weight="normal" officeooo:rsid="000f6a5d" officeooo:paragraph-rsid="000f6a5d" style:font-weight-asian="normal" style:font-weight-complex="normal"/>
    </style:style>
    <style:style style:name="P7" style:family="paragraph" style:parent-style-name="Standard">
      <style:text-properties fo:font-weight="normal" officeooo:rsid="000fd34e" officeooo:paragraph-rsid="000fd34e" style:font-weight-asian="normal" style:font-weight-complex="normal"/>
    </style:style>
    <style:style style:name="P8" style:family="paragraph" style:parent-style-name="Standard">
      <style:text-properties fo:font-weight="normal" officeooo:rsid="0012ef71" officeooo:paragraph-rsid="0012ef71" style:font-weight-asian="normal" style:font-weight-complex="normal"/>
    </style:style>
    <style:style style:name="T1" style:family="text">
      <style:text-properties officeooo:rsid="000fd34e"/>
    </style:style>
    <style:style style:name="T2" style:family="text">
      <style:text-properties officeooo:rsid="001109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am "Les Plus Hautes Plumes Wesh" : Younes Camille Celestin Lorraine Justin</text:p>
      <text:p text:style-name="P1"/>
      <text:p text:style-name="P2">Session 1 : 08/05/19</text:p>
      <text:p text:style-name="P2"/>
      <text:p text:style-name="P4">Justin : Elisabeth Sil'Marion </text:p>
      <text:p text:style-name="P4">Célestin : Nathan Clovicson</text:p>
      <text:p text:style-name="P4">Younes : JILBRIL Mil'BRIL</text:p>
      <text:p text:style-name="P4">Lorraine : Seraph</text:p>
      <text:p text:style-name="P4">Camille : Fafnir Ril'Set</text:p>
      <text:p text:style-name="P5"/>
      <text:p text:style-name="P5">JILBRIL veut graver des trucs explosifs</text:p>
      <text:p text:style-name="P5">Fafnir veut écrire et raconter des légendes, rencontrer des créatures mythiques</text:p>
      <text:p text:style-name="P8">Et comprendre la psychologie animale, voire se transformer en créature mythique lui meme</text:p>
      <text:p text:style-name="P5">Nathan a fait croire à l'Académie, en trichant et en séchant un peu, qu'il a le don du feu et qu'il a encore</text:p>
      <text:p text:style-name="P6"/>
      <text:p text:style-name="P6">Ils se sont bien équipés, puis sont partis directement vers la porte Plume, vous avez rencontré Garok et 3 revolutionnaires, vous les avez un peu écouté, c'était sans compté le mépris de classe d'Elisabeth, premier signe d'aggressivité, le déclencheur aura été l'arbalète armée de Fafnir.</text:p>
      <text:p text:style-name="P6">Tous sauf Elisabeth ont essayé de contrôler la mêlée, le révolutionnaire face à Jilbril s'est fait achevé par Seraph, alors que les 2 autres ont été neutralisés.</text:p>
      <text:p text:style-name="P6">Après le combat, ils ont constaté les pronostics vitaux, <text:span text:style-name="T1">puis Elisabeth et Jilbril se sont echauffés, les premiers soins ont été donnés à Fafnir, pas à Elisabeth.</text:span></text:p>
      <text:p text:style-name="P7">Les inconscients vont se réveiller (30s) et les gardes vont arriver (<text:span text:style-name="T2">3</text:span>min) 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M32S</meta:editing-duration>
    <meta:editing-cycles>8</meta:editing-cycles>
    <meta:generator>LibreOffice/5.0.6.3$Windows_x86 LibreOffice_project/490fc03b25318460cfc54456516ea2519c11d1aa</meta:generator>
    <dc:date>2019-05-08T19:57:44.906000000</dc:date>
    <meta:document-statistic meta:table-count="0" meta:image-count="0" meta:object-count="0" meta:page-count="1" meta:paragraph-count="15" meta:word-count="200" meta:character-count="1222" meta:non-whitespace-character-count="1036"/>
    <meta:user-defined meta:name="Info 1"/>
    <meta:user-defined meta:name="Info 2"/>
    <meta:user-defined meta:name="Info 3"/>
    <meta:user-defined meta:name="Info 4"/>
  </office:meta>
</office:document-meta>
</file>